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fo:color="#ff3366"/>
    </style:style>
    <style:style style:name="ce3" style:family="table-cell" style:parent-style-name="Default">
      <style:text-properties fo:color="#ff0000"/>
    </style:style>
    <style:style style:name="ce4" style:family="table-cell" style:parent-style-name="Default">
      <style:text-properties fo:color="#ff3333"/>
    </style:style>
    <style:style style:name="ce5" style:family="table-cell" style:parent-style-name="Default" style:data-style-name="N124"/>
    <style:style style:name="ce6" style:family="table-cell" style:parent-style-name="Default" style:data-style-name="N125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9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http://it.wikipedia.org/wiki/Partitore_di_tension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alcolo Resistenze dato Vin e Rlow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Vin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ut</text:p>
          </table:table-cell>
          <table:table-cell table:style-name="ce1" office:value-type="float" office:value="2.08" calcext:value-type="float">
            <text:p>2.08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Alfa =</text:p>
          </table:table-cell>
          <table:table-cell table:style-name="ce2" table:formula="of:=[.C7]/[.C6]" office:value-type="float" office:value="0.148571428571429" calcext:value-type="float">
            <text:p>0.15</text:p>
          </table:table-cell>
          <table:table-cell/>
          <table:table-cell office:value-type="string" calcext:value-type="string">
            <text:p>Vout = alfa * Vin</text:p>
          </table:table-cell>
          <table:table-cell table:number-columns-repeated="4"/>
          <table:table-cell table:style-name="ce5"/>
        </table:table-row>
        <table:table-row table:style-name="ro2">
          <table:table-cell table:number-columns-repeated="4"/>
          <table:table-cell office:value-type="string" calcext:value-type="string">
            <text:p>Alfa = Rl/(Rh+Rl)</text:p>
          </table:table-cell>
          <table:table-cell table:number-columns-repeated="4"/>
          <table:table-cell table:style-name="ce6"/>
        </table:table-row>
        <table:table-row table:style-name="ro2">
          <table:table-cell/>
          <table:table-cell office:value-type="string" calcext:value-type="string">
            <text:p>Rlow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Rhigh vallue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high =</text:p>
          </table:table-cell>
          <table:table-cell table:style-name="ce3" table:formula="of:=([.C10]-[.C8]*[.C10])/[.C8]" office:value-type="float" office:value="5730.76923076923" calcext:value-type="float">
            <text:p>5730.77</text:p>
          </table:table-cell>
          <table:table-cell/>
          <table:table-cell office:value-type="string" calcext:value-type="string">
            <text:p>Rlow =</text:p>
          </table:table-cell>
          <table:table-cell table:style-name="ce4" table:formula="of:=([.C8]*[.F10])/(1-[.C8])" office:value-type="float" office:value="872.48322147651" calcext:value-type="float">
            <text:p>872.48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Calcolo Vout dati Vin e le resistenze</text:p>
          </table:table-cell>
          <table:table-cell table:number-columns-repeated="4"/>
          <table:table-cell office:value-type="string" calcext:value-type="string">
            <text:p>Calcolo coefficente per AD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Vin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Bits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Vref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Vol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low</text:p>
          </table:table-cell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high</text:p>
          </table:table-cell>
          <table:table-cell office:value-type="float" office:value="11500" calcext:value-type="float">
            <text:p>11500</text:p>
          </table:table-cell>
          <table:table-cell table:number-columns-repeated="3"/>
          <table:table-cell office:value-type="string" calcext:value-type="string">
            <text:p>Vorig at Vref</text:p>
          </table:table-cell>
          <table:table-cell table:formula="of:=[.H16]/[.C19]" office:value-type="float" office:value="31.25" calcext:value-type="float">
            <text:p>31.25</text:p>
          </table:table-cell>
          <table:table-cell office:value-type="string" calcext:value-type="string">
            <text:p>Vol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fa =</text:p>
          </table:table-cell>
          <table:table-cell table:formula="of:=[.C17]/([.C18]+[.C17])" office:value-type="float" office:value="0.08" calcext:value-type="float">
            <text:p>0.08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e faccio 4096 * 18 / 4096 ho i miei 18 volts, se moltiplico per 180 ho un decima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ut = </text:p>
          </table:table-cell>
          <table:table-cell table:formula="of:=[.C19]*[.C15]" office:value-type="float" office:value="0.4" calcext:value-type="float">
            <text:p>0.4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3P0"/>
    </number:currency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/00/0000</text:date>, <text:time style:data-style-name="N2" text:time-value="14:08:14.7191929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43M34S</meta:editing-duration>
    <meta:editing-cycles>9</meta:editing-cycles>
    <meta:generator>LibreOffice/4.4.3.2$Linux_X86_64 LibreOffice_project/40m0$Build-2</meta:generator>
    <dc:date>2016-03-01T16:18:52.335392416</dc:date>
    <meta:document-statistic meta:table-count="3" meta:cell-count="39" meta:object-count="0"/>
    <meta:user-defined meta:name="Info 1"/>
    <meta:user-defined meta:name="Info 2"/>
    <meta:user-defined meta:name="Info 3"/>
    <meta:user-defined meta:name="Info 4"/>
  </office:meta>
</office:document-meta>
</file>